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m 320</text:p>
      <text:p text:style-name="P1"/>
      <text:p text:style-name="P1">9/27</text:p>
      <text:p text:style-name="P2"/>
      <text:p text:style-name="P2">4 levels of analysis</text:p>
      <text:p text:style-name="P2"><text:tab/>Qualitative – what is in it? What is it made of?</text:p>
      <text:p text:style-name="P2"><text:tab/>Quantitative – How much is in the sample?</text:p>
      <text:p text:style-name="P2"><text:tab/>Characterization – What is the structure (NMR/MS), characteristics of the sample (like color)</text:p>
      <text:p text:style-name="P2"><text:tab/>Fundamental Analysis – improves the capability of an analysis</text:p>
      <text:p text:style-name="P2"/>
      <text:p text:style-name="P2">Flasks and pipettes are volumetric</text:p>
      <text:p text:style-name="P2">Beakers, Erlenmeyer flasks, and graduated cylinders are not volumetric equipment</text:p>
      <text:p text:style-name="P2"/>
      <text:p text:style-name="P2">Dilutions</text:p>
      <text:p text:style-name="P2"/>
      <text:p text:style-name="P2">pH = -log (concent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rin Hauner</meta:initial-creator>
    <meta:creation-date>2017-09-27T10:00:57.60</meta:creation-date>
    <dc:date>2017-09-29T11:00:07.95</dc:date>
    <dc:creator>Darin Hauner</dc:creator>
    <meta:editing-duration>PT1H8M5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1" meta:word-count="68" meta:character-count="426"/>
  </office:meta>
</office:document-meta>
</file>